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cbc4"/>
    </style:style>
    <style:style style:name="P2" style:family="paragraph" style:parent-style-name="Heading_20_1">
      <style:text-properties officeooo:paragraph-rsid="0016356b"/>
    </style:style>
    <style:style style:name="P3" style:family="paragraph" style:parent-style-name="Heading_20_2">
      <style:paragraph-properties fo:margin-left="0in" fo:margin-right="0in" fo:margin-top="0.0835in" fo:margin-bottom="0in" style:contextual-spacing="false" fo:line-height="115%" fo:text-align="justify" style:justify-single-word="false" text:number-lines="true" text:line-number="0" style:writing-mode="lr-tb"/>
      <style:text-properties style:font-name="FreeSerif" officeooo:paragraph-rsid="000d0d41"/>
    </style:style>
    <style:style style:name="P4" style:family="paragraph" style:parent-style-name="Heading_20_2">
      <style:text-properties style:font-name="FreeSerif"/>
    </style:style>
    <style:style style:name="P5" style:family="paragraph" style:parent-style-name="Heading_20_1">
      <style:text-properties style:font-name="FreeSerif"/>
    </style:style>
    <style:style style:name="P6" style:family="paragraph" style:parent-style-name="Heading_20_1">
      <style:text-properties style:font-name="FreeSerif" officeooo:rsid="000ce29d" officeooo:paragraph-rsid="000ce29d"/>
    </style:style>
    <style:style style:name="P7" style:family="paragraph" style:parent-style-name="Heading_20_1">
      <style:text-properties style:font-name="FreeSerif" officeooo:paragraph-rsid="0010e17e"/>
    </style:style>
    <style:style style:name="P8" style:family="paragraph" style:parent-style-name="List_20_Paragraph" style:list-style-name="L14">
      <style:paragraph-properties fo:text-align="justify" style:justify-single-word="false"/>
      <style:text-properties style:font-name="FreeSerif" style:font-name-complex="Times New Roman1" style:font-size-complex="10pt"/>
    </style:style>
    <style:style style:name="P9" style:family="paragraph" style:parent-style-name="List_20_Paragraph" style:list-style-name="L15">
      <style:paragraph-properties fo:text-align="justify" style:justify-single-word="false"/>
      <style:text-properties style:font-name="FreeSerif" style:font-name-complex="Times New Roman1" style:font-size-complex="10pt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6">
      <style:paragraph-properties fo:text-align="justify" style:justify-single-word="false"/>
    </style:style>
    <style:style style:name="P14" style:family="paragraph" style:parent-style-name="Standard" style:list-style-name="L7">
      <style:paragraph-properties fo:text-align="justify" style:justify-single-word="false"/>
    </style:style>
    <style:style style:name="P15" style:family="paragraph" style:parent-style-name="Standard" style:list-style-name="L8">
      <style:paragraph-properties fo:text-align="justify" style:justify-single-word="false"/>
    </style:style>
    <style:style style:name="P16" style:family="paragraph" style:parent-style-name="Standard" style:list-style-name="L9">
      <style:paragraph-properties fo:text-align="justify" style:justify-single-word="false"/>
    </style:style>
    <style:style style:name="P17" style:family="paragraph" style:parent-style-name="Standard" style:list-style-name="L10">
      <style:paragraph-properties fo:text-align="justify" style:justify-single-word="false"/>
    </style:style>
    <style:style style:name="P18" style:family="paragraph" style:parent-style-name="Standard" style:list-style-name="L11">
      <style:paragraph-properties fo:text-align="justify" style:justify-single-word="false"/>
    </style:style>
    <style:style style:name="P19" style:family="paragraph" style:parent-style-name="Standard" style:list-style-name="L12">
      <style:paragraph-properties fo:text-align="justify" style:justify-single-word="false"/>
    </style:style>
    <style:style style:name="P20" style:family="paragraph" style:parent-style-name="Standard" style:list-style-name="L13">
      <style:paragraph-properties fo:text-align="justify" style:justify-single-word="false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FreeSerif" fo:font-size="14pt" fo:font-weight="bold" officeooo:paragraph-rsid="0009cbc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officeooo:paragraph-rsid="00130027" style:font-name-complex="Times New Roman1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FreeSerif" fo:language="en" fo:country="US" officeooo:paragraph-rsid="001865d3"/>
    </style:style>
    <style:style style:name="P24" style:family="paragraph" style:parent-style-name="Standard" style:list-style-name="L17">
      <style:text-properties style:font-name="FreeSerif" fo:language="en" fo:country="US" officeooo:paragraph-rsid="00171cf1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FreeSerif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FreeSerif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FreeSerif"/>
    </style:style>
    <style:style style:name="P28" style:family="paragraph" style:parent-style-name="Standard" style:list-style-name="L16">
      <style:text-properties style:font-name="FreeSerif"/>
    </style:style>
    <style:style style:name="P29" style:family="paragraph" style:parent-style-name="Standard" style:list-style-name="L17">
      <style:text-properties style:font-name="FreeSerif" officeooo:paragraph-rsid="00171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027" style:font-weight-asian="bold" style:font-weight-complex="bold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style:font-name-complex="Times New Roman1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fo:font-weight="bold" style:font-weight-asian="bold" style:font-weight-complex="bold"/>
    </style:style>
    <style:style style:name="T7" style:family="text">
      <style:text-properties fo:language="en" fo:country="US" style:text-underline-style="none" fo:font-weight="bold" officeooo:rsid="0025c2de" style:font-weight-asian="bold" style:font-weight-complex="bold"/>
    </style:style>
    <style:style style:name="T8" style:family="text">
      <style:text-properties fo:language="en" fo:country="US" style:text-underline-style="none" fo:font-weight="bold" officeooo:rsid="000d0d41" style:font-weight-asian="bold" style:font-weight-complex="bold"/>
    </style:style>
    <style:style style:name="T9" style:family="text">
      <style:text-properties fo:language="en" fo:country="US" officeooo:rsid="0025c2de"/>
    </style:style>
    <style:style style:name="T10" style:family="text">
      <style:text-properties fo:language="en" fo:country="US" officeooo:rsid="000d0d41"/>
    </style:style>
    <style:style style:name="T11" style:family="text">
      <style:text-properties fo:language="pt" fo:country="BR"/>
    </style:style>
    <style:style style:name="T12" style:family="text">
      <style:text-properties style:font-name="FreeSerif"/>
    </style:style>
    <style:style style:name="T13" style:family="text">
      <style:text-properties style:font-name="FreeSerif" style:font-name-complex="Times New Roman1" style:font-size-complex="10pt"/>
    </style:style>
    <style:style style:name="T14" style:family="text">
      <style:text-properties style:font-name="FreeSerif" fo:font-weight="bold" style:font-weight-asian="bold" style:font-name-complex="Times New Roman1" style:font-weight-complex="bold"/>
    </style:style>
    <style:style style:name="T15" style:family="text">
      <style:text-properties style:font-name="FreeSerif" fo:font-weight="normal" style:font-weight-asian="normal" style:font-name-complex="Times New Roman1" style:font-weight-complex="normal"/>
    </style:style>
    <style:style style:name="T16" style:family="text">
      <style:text-properties style:font-name="FreeSerif" fo:language="pt" fo:country="BR"/>
    </style:style>
    <style:style style:name="T17" style:family="text">
      <style:text-properties fo:font-weight="normal" style:font-weight-asian="normal" style:font-name-complex="Times New Roman1" style:font-weight-complex="normal"/>
    </style:style>
    <style:style style:name="T18" style:family="text">
      <style:text-properties officeooo:rsid="0018ac2b"/>
    </style:style>
    <style:style style:name="T19" style:family="text">
      <style:text-properties style:font-name="FreeSerif"/>
    </style:style>
    <style:style style:name="T20" style:family="text">
      <style:text-properties style:font-name="FreeSerif" style:font-name-complex="Times New Roman1" style:font-size-complex="10pt"/>
    </style:style>
    <style:style style:name="T21" style:family="text">
      <style:text-properties style:font-name="FreeSerif" fo:font-weight="normal" style:font-weight-asian="normal" style:font-name-complex="Times New Roman1" style:font-weight-complex="normal"/>
    </style:style>
    <style:style style:name="T22" style:family="text">
      <style:text-properties style:font-name="FreeSerif" fo:font-weight="bold" style:font-weight-asian="bold" style:font-name-complex="Times New Roman1" style:font-weight-complex="bold"/>
    </style:style>
    <style:style style:name="T23" style:family="text">
      <style:text-properties style:font-name="FreeSerif" fo:language="pt" fo:country="BR"/>
    </style:style>
    <style:style style:name="T24" style:family="text">
      <style:text-properties style:font-name="FreeSerif" officeooo:rsid="0018ac2b"/>
    </style:style>
    <style:style style:name="T25" style:family="text">
      <style:text-properties officeooo:rsid="00194c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OSENALDO DE OLIVEIRA MATOS FILHO</text:p>
      <text:p text:style-name="P22"><text:span text:style-name="T2">Engenheiro de Software </text:span><text:span text:style-name="T1">Full Stack </text:span><text:span text:style-name="T2">Sênior</text:span><text:span text:style-name="T1">(Java/Spring + React/TypeScript) | </text:span><text:span text:style-name="T2">PJ </text:span><text:span text:style-name="T1">(LATAM)</text:span><text:line-break/>Location: Uberlândia, Minas Gerais, Brazil | Time Zone: GMT-3 (São Paulo Time)</text:p>
      <text:p text:style-name="P1"><text:a xlink:type="simple" xlink:href="https://wa.me/5534991830215" text:style-name="Internet_20_link" text:visited-style-name="Visited_20_Internet_20_Link"><text:span text:style-name="Internet_20_link"><text:span text:style-name="T13">+55 34 991830215</text:span></text:span></text:a><text:span text:style-name="T13"> | </text:span><text:a xlink:type="simple" xlink:href="mailto:josenaldo@gmail.com" text:style-name="Internet_20_link" text:visited-style-name="Visited_20_Internet_20_Link"><text:span text:style-name="Internet_20_link"><text:span text:style-name="T13">josenaldo@gmail.com</text:span></text:span></text:a></text:p>
      <text:p text:style-name="P1"><text:a xlink:type="simple" xlink:href="https://github.com/josenaldo" text:style-name="Internet_20_link" text:visited-style-name="Visited_20_Internet_20_Link"><text:span text:style-name="Internet_20_link"><text:span text:style-name="T15">https://github.com/josenaldo</text:span></text:span></text:a><text:span text:style-name="Internet_20_link"><text:span text:style-name="T14"> | </text:span></text:span><text:a xlink:type="simple" xlink:href="https://linkedin.com/in/josenaldo" text:style-name="Internet_20_link" text:visited-style-name="Visited_20_Internet_20_Link"><text:span text:style-name="Internet_20_link"><text:span text:style-name="T15">https://linkedin.com/in/josenaldo</text:span></text:span></text:a></text:p>
      <text:h text:style-name="P5" text:outline-level="1">SUMÁRIO</text:h>
      <text:list text:style-name="L1">
        <text:list-item>
          <text:p text:style-name="P27">Engenheiro de Software Full Stack com <text:span text:style-name="T1">mais de 20 anos de experiência</text:span> construindo e modernizando plataformas web para os setores de educação, mídia, telecom e marketing. Forte base em arquitetura de software (<text:span text:style-name="T1">POO, SOLID, Padrões de Projeto, Clean/Arquitetura Hexagonal</text:span>) e ampla atuação prática com <text:span text:style-name="T1">Java</text:span> (<text:span text:style-name="T1">Spring Boot</text:span>) e <text:span text:style-name="T1">JavaScript/TypeScript</text:span> (<text:span text:style-name="T1">React/Next.js</text:span>). Nos projetos mais recentes, modernizei uma plataforma de jornal ao migrar serviços legados em EJB para <text:span text:style-name="T1">microsserviços</text:span> <text:span text:style-name="T1">em</text:span> <text:span text:style-name="T1">Spring Boot</text:span> e viabilizar integrações orientadas a eventos com <text:span text:style-name="T1">Kafka</text:span>; revitalizei uma plataforma de educação médica ao otimizar o fluxo de entrega, reduzindo trabalho manual em 97% e diminuindo o tempo de deploy de <text:span text:style-name="T1">~2 horas para ~2 minutos</text:span>; e entreguei um ecossistema multi-app (1 backend/3 frontends) em um projeto de alta visibilidade, suportando <text:span text:style-name="T1">picos de ~200 mil usuários</text:span>. <text:span text:style-name="T25">Atuo confortavelmente </text:span>em modelos <text:span text:style-name="T1">remotos</text:span> e de <text:span text:style-name="T1">alta autonomia (PJ/contractor)</text:span>, colaborando com produto e DevOps para entregar sistemas robustos em produção.</text:p>
        </text:list-item>
      </text:list>
      <text:h text:style-name="P6" text:outline-level="1">COMPETÊNCIAS</text:h>
      <text:list text:style-name="L2">
        <text:list-item>
          <text:p text:style-name="P23"><text:span text:style-name="T1">Core Stack: </text:span>Java (Spring Boot), React, TypeScript, Node.js (Express)</text:p>
        </text:list-item>
        <text:list-item>
          <text:p text:style-name="P23"><text:span text:style-name="T1">Backend (Java):</text:span> Spring Security, Spring Data JPA, Hibernate, JDBC, Maven/Gradle</text:p>
        </text:list-item>
        <text:list-item>
          <text:p text:style-name="P23"><text:span text:style-name="T1">Backend (Node.js):</text:span> REST APIs, Autenticação JWT, BullMQ</text:p>
        </text:list-item>
        <text:list-item>
          <text:p text:style-name="P23"><text:span text:style-name="T1">Frontend:</text:span> React, Next.js, Mantine, MUI, TanStack Query (React Query), React Hook Form, React Router, Zod, HTML, CSS</text:p>
        </text:list-item>
        <text:list-item>
          <text:p text:style-name="P23"><text:span text:style-name="T1">Bancos de Dados:</text:span> PostgreSQL, MySQL, Modelagem de Dados, Sequelize (Migrations)</text:p>
        </text:list-item>
        <text:list-item>
          <text:p text:style-name="P23"><text:span text:style-name="T1">Arquitetura: </text:span>POO, SOLID, Padrões de Projeto, Clean Architecture, Arquitetura Hexagonal, DDD, Microsserviços</text:p>
        </text:list-item>
        <text:list-item>
          <text:p text:style-name="P23"><text:span text:style-name="T1">Testes:</text:span> JUnit, Mockito, Jest, React Testing Library, AssertJ, Hamcrest</text:p>
        </text:list-item>
        <text:list-item>
          <text:p text:style-name="P23"><text:span text:style-name="T1">IA &amp; Produtividade do Desenvolvedor:</text:span> GitHub Copilot (Chat &amp; Agents), ChatGPT, Junie (IntelliJ), engenharia de prompts, bibliotecas reutilizáveis de prompts (/commands), uso de IA para testes, refatoração, revisão de código e documentação</text:p>
        </text:list-item>
        <text:list-item>
          <text:p text:style-name="P23"><text:span text:style-name="T1">DevOps &amp; Ferramentas:</text:span> Git, GitHub, GitHub Actions (CI/CD), Docker, Docker Compose</text:p>
        </text:list-item>
        <text:list-item>
          <text:p text:style-name="P23"><text:span text:style-name="T1">Agilidade &amp; Colaboração:</text:span> Scrum, Kanban, Mentoria, Liderança Técnica, Documentação Técnica</text:p>
        </text:list-item>
        <text:list-item>
          <text:p text:style-name="P23"><text:span text:style-name="T1">Idiomas: </text:span>Português (Nativo), Inglês (B2 – Intermediário Superior)</text:p>
        </text:list-item>
        <text:list-item>
          <text:p text:style-name="P23"><text:span text:style-name="T1">Pontos Fortes:</text:span> Ownership, confiabilidade, entrega ponta a ponta, comunicação clara, melhoria contínua, resiliência.</text:p>
        </text:list-item>
      </text:list>
      <text:h text:style-name="P7" text:outline-level="1">EXPERIÊNCIA PROFISSIONAL</text:h>
      <text:h text:style-name="P3" text:outline-level="2"><text:span text:style-name="T6">Senior Full Stack Developer | MedEspecialista | </text:span><text:span text:style-name="T8">Junho </text:span><text:span text:style-name="T6">202</text:span><text:span text:style-name="T7">4</text:span><text:span text:style-name="T6"> – </text:span><text:span text:style-name="T8">Atual</text:span></text:h>
      <text:list xml:id="list2614248372" text:style-name="L3">
        <text:list-item>
          <text:p text:style-name="P25">Assumi total responsabilidade pela manutenção e modernização de uma plataforma de educação médica, refatorando um codebase anteriormente desestruturado para uma arquitetura mais modular e sustentável em componentes de frontend e backend, aumentando escalabilidade, produtividade do desenvolvimento e manutenibilidade no longo prazo.</text:p>
        </text:list-item>
        <text:list-item text:style-override="L4">
          <text:p text:style-name="P11"><text:span text:style-name="T12">Modernizei o frontend ao migrar o app Admin de </text:span><text:span text:style-name="Strong_20_Emphasis"><text:span text:style-name="T12">Create React App (JavaScript)</text:span></text:span><text:span text:style-name="T12"> para </text:span><text:span text:style-name="Strong_20_Emphasis"><text:span text:style-name="T12">Vite + TypeScript</text:span></text:span><text:span text:style-name="T12">, adotando </text:span><text:span text:style-name="Strong_20_Emphasis"><text:span text:style-name="T12">React Router</text:span></text:span><text:span text:style-name="T12">, </text:span><text:span text:style-name="Strong_20_Emphasis"><text:span text:style-name="T12">Zod</text:span></text:span><text:span text:style-name="T12">, e </text:span><text:span text:style-name="Strong_20_Emphasis"><text:span text:style-name="T12">TanStack Query (React Query)</text:span></text:span><text:span text:style-name="T12"> (com Axios por trás) para substituir padrões manuais de Axios + useEffect por hooks reutilizáveis, melhorando consistência, cache e manutenibilidade.</text:span></text:p>
        </text:list-item>
        <text:list-item text:style-override="L4">
          <text:p text:style-name="P11"><text:span text:style-name="T12">Aumentei a confiabilidade e manutenibilidade do backend em </text:span><text:span text:style-name="Strong_20_Emphasis"><text:span text:style-name="T12">Node.js + Express</text:span></text:span><text:span text:style-name="T12">, com autenticação baseada em JWT, </text:span><text:span text:style-name="Strong_20_Emphasis"><text:span text:style-name="T12">BullMQ</text:span></text:span><text:span text:style-name="T12"> para processamento assíncrono/filas, e persistência em </text:span><text:span text:style-name="Strong_20_Emphasis"><text:span text:style-name="T12">PostgreSQL</text:span></text:span><text:span text:style-name="T12"> via Sequelize (incluindo gestão de migrações legadas/complexas), garantindo comportamento consistente entre ambientes e em produção.</text:span></text:p>
        </text:list-item>
        <text:list-item text:style-override="L4">
          <text:p text:style-name="P11"><text:span text:style-name="T12">Iniciei uma modernização do backend reescrevendo serviços com </text:span><text:span text:style-name="Strong_20_Emphasis"><text:span text:style-name="T12">Clean Architecture</text:span></text:span><text:span text:style-name="T12"> (Domain / Application / Infrastructure), estruturando regras de negócio em torno de Use Cases e preparando o caminho para uma futura migração para </text:span><text:span text:style-name="Strong_20_Emphasis"><text:span text:style-name="T12">NestJS + TypeScript</text:span></text:span><text:span text:style-name="T12">.</text:span></text:p>
        </text:list-item>
        <text:list-item text:style-override="L4">
          <text:p text:style-name="P26">Implementei um fluxo completo de staging/homologação e automatizei releases com CI/CD no GitHub Actions, reduzindo o tempo de deploy de ~1 hora para ~2 minutos e garantindo deploys repetíveis; acelerei entregas ao introduzir um fluxo orientado a documentação (Markdown) e agentes do GitHub Copilot (skills/prompts/instructions), reduzindo lead time de ~2 semanas para ~1 semana, com menos bugs e melhor cobertura de testes (Jest, React Testing Library).</text:p>
        </text:list-item>
      </text:list>
      <text:h text:style-name="P3" text:outline-level="2"><text:span text:style-name="T5">Senior Full Stack Developer | Muvz | </text:span><text:span text:style-name="T10">Outubro</text:span><text:span text:style-name="T5"> 2023 – </text:span><text:span text:style-name="T10">Abril </text:span><text:span text:style-name="T9">2024</text:span></text:h>
      <text:list xml:id="list2364455930" text:style-name="L5">
        <text:list-item>
          <text:p text:style-name="P12"><text:span text:style-name="T16">Liderei uma iniciativa de modernização para um grande cliente do setor jornalístico, migrando serviços legados em </text:span><text:span text:style-name="Strong_20_Emphasis"><text:span text:style-name="T16">Java (EJB)</text:span></text:span><text:span text:style-name="T16"> para </text:span><text:span text:style-name="Strong_20_Emphasis"><text:span text:style-name="T16">5 microsserviços em Spring Boot</text:span></text:span><text:span text:style-name="T16">, utilizando </text:span><text:span text:style-name="Strong_20_Emphasis"><text:span text:style-name="T16">Java 17</text:span></text:span><text:span text:style-name="T16">, </text:span><text:span text:style-name="Strong_20_Emphasis"><text:span text:style-name="T16">Spring Security</text:span></text:span><text:span text:style-name="T16">, </text:span><text:span text:style-name="Strong_20_Emphasis"><text:span text:style-name="T16">Spring Data JPA</text:span></text:span><text:span text:style-name="T16">, </text:span><text:span text:style-name="Strong_20_Emphasis"><text:span text:style-name="T16">Spring Cloud OpenFeign</text:span></text:span><text:span text:style-name="T16"> e </text:span><text:span text:style-name="Strong_20_Emphasis"><text:span text:style-name="T16">Apache Kafka</text:span></text:span><text:span text:style-name="T16">, aumentando escalabilidade, confiabilidade e velocidade de entrega.</text:span></text:p>
        </text:list-item>
        <text:list-item text:style-override="L6">
          <text:p text:style-name="P13"><text:soft-page-break/><text:span text:style-name="T12">Entreguei interfaces modernas utilizando </text:span><text:span text:style-name="Strong_20_Emphasis"><text:span text:style-name="T12">TypeScript</text:span></text:span><text:span text:style-name="T12">, </text:span><text:span text:style-name="Strong_20_Emphasis"><text:span text:style-name="T12">React</text:span></text:span><text:span text:style-name="T12">, </text:span><text:span text:style-name="Strong_20_Emphasis"><text:span text:style-name="T12">Next.js</text:span></text:span><text:span text:style-name="T12">, </text:span><text:span text:style-name="Strong_20_Emphasis"><text:span text:style-name="T12">React Admin</text:span></text:span><text:span text:style-name="T12">, </text:span><text:span text:style-name="Strong_20_Emphasis"><text:span text:style-name="T12">React Hook Form</text:span></text:span><text:span text:style-name="T12">, </text:span><text:span text:style-name="Strong_20_Emphasis"><text:span text:style-name="T12">TanStack Query (React Query)</text:span></text:span><text:span text:style-name="T12"> e </text:span><text:span text:style-name="Strong_20_Emphasis"><text:span text:style-name="T12">MUI</text:span></text:span><text:span text:style-name="T12">, melhorando a experiência do usuário e a manutenibilidade em múltiplas áreas do produto.</text:span></text:p>
        </text:list-item>
        <text:list-item text:style-override="L7">
          <text:p text:style-name="P14"><text:span text:style-name="T12">Desenvolvi uma plataforma centralizada de </text:span><text:span text:style-name="Strong_20_Emphasis"><text:span text:style-name="T12">Back-office</text:span></text:span><text:span text:style-name="T12"> (Spring Boot + React Admin) para gerenciar configurações e fluxos operacionais compartilhados entre microsserviços, reduzindo esforço operacional e melhorando governança do sistema.</text:span></text:p>
        </text:list-item>
        <text:list-item text:style-override="L8">
          <text:p text:style-name="P15"><text:span text:style-name="T12">Conduzi a adoção do </text:span><text:span text:style-name="Strong_20_Emphasis"><text:span text:style-name="T12">Apache Kafka</text:span></text:span><text:span text:style-name="T12"> liderando discovery técnico, criando </text:span><text:span text:style-name="Strong_20_Emphasis"><text:span text:style-name="T12">provas de conceito</text:span></text:span><text:span text:style-name="T12"> com Spring, habilitando desenvolvimento local com </text:span><text:span text:style-name="Strong_20_Emphasis"><text:span text:style-name="T12">Docker</text:span></text:span><text:span text:style-name="T12">, e direcionando decisões arquiteturais para preparar a solução para produção.</text:span></text:p>
        </text:list-item>
        <text:list-item text:style-override="L9">
          <text:p text:style-name="P16"><text:span text:style-name="T12">Trabalhei em parceria com DevOps para implantar e operar o cluster Kafka em </text:span><text:span text:style-name="Strong_20_Emphasis"><text:span text:style-name="T12">Kubernetes</text:span></text:span><text:span text:style-name="T12">, e desenvolvi integrações orientadas a eventos — incluindo um </text:span><text:span text:style-name="Strong_20_Emphasis"><text:span text:style-name="T12">microsserviço de envio de e-mails</text:span></text:span><text:span text:style-name="T12"> com </text:span><text:span text:style-name="Strong_20_Emphasis"><text:span text:style-name="T12">logs e auditoria</text:span></text:span><text:span text:style-name="T12">, garantindo comunicação assíncrona confiável.</text:span></text:p>
        </text:list-item>
        <text:list-item text:style-override="L10">
          <text:p text:style-name="P17"><text:span text:style-name="T12">Atuei com liderança técnica e mentoria reforçando </text:span><text:span text:style-name="Strong_20_Emphasis"><text:span text:style-name="T12">Arquitetura Hexagonal</text:span></text:span><text:span text:style-name="T12">, </text:span><text:span text:style-name="Strong_20_Emphasis"><text:span text:style-name="T12">SOLID</text:span></text:span><text:span text:style-name="T12"> e </text:span><text:span text:style-name="Strong_20_Emphasis"><text:span text:style-name="T12">DDD</text:span></text:span><text:span text:style-name="T12">, eliminando um atraso estimado de </text:span><text:span text:style-name="Strong_20_Emphasis"><text:span text:style-name="T12">3 meses</text:span></text:span><text:span text:style-name="T12"> e garantindo entrega no prazo com maior eficiência do time.</text:span></text:p>
        </text:list-item>
      </text:list>
      <text:h text:style-name="P4" text:outline-level="2">Desenvolvedor Full Stack Sênior | Conddiz | março 2022 – agosto 2022</text:h>
      <text:list xml:id="list4353958" text:style-name="L11">
        <text:list-item>
          <text:p text:style-name="P18"><text:span text:style-name="T12">Atuei remotamente como sênior/arquiteto em um projeto de alta visibilidade para uma campanha presidencial no Brasil, assumindo a responsabilidade por </text:span><text:span text:style-name="Strong_20_Emphasis"><text:span text:style-name="T12">arquitetura de frontend</text:span></text:span><text:span text:style-name="T12"> e entregas, em parceria com um líder responsável por infraestrutura e deploy (</text:span><text:span text:style-name="Strong_20_Emphasis"><text:span text:style-name="T12">ownership sem DevOps</text:span></text:span><text:span text:style-name="T12">).</text:span></text:p>
        </text:list-item>
        <text:list-item text:style-override="L12">
          <text:p text:style-name="P19"><text:span text:style-name="T12">Desenhei e entreguei um ecossistema escalável com </text:span><text:span text:style-name="Strong_20_Emphasis"><text:span text:style-name="T12">1 backend atendendo 3 frontends</text:span></text:span><text:span text:style-name="T12">, utilizando </text:span><text:span text:style-name="Strong_20_Emphasis"><text:span text:style-name="T12">Node.js</text:span></text:span><text:span text:style-name="T12">, </text:span><text:span text:style-name="Strong_20_Emphasis"><text:span text:style-name="T12">Strapi</text:span></text:span><text:span text:style-name="T12"> e </text:span><text:span text:style-name="Strong_20_Emphasis"><text:span text:style-name="T12">MySQL</text:span></text:span><text:span text:style-name="T12">, incluindo modelagem de conteúdo (</text:span><text:span text:style-name="Strong_20_Emphasis"><text:span text:style-name="T12">Content Types</text:span></text:span><text:span text:style-name="T12">), fluxos de cadastro/autenticação e integrações entre as aplicações.</text:span></text:p>
        </text:list-item>
        <text:list-item text:style-override="L13">
          <text:p text:style-name="P20"><text:span text:style-name="T12">Desenvolvi o site oficial e dois </text:span><text:span text:style-name="Strong_20_Emphasis"><text:span text:style-name="T12">PWAs</text:span></text:span><text:span text:style-name="T12"> usando </text:span><text:span text:style-name="Strong_20_Emphasis"><text:span text:style-name="T12">React</text:span></text:span><text:span text:style-name="T12">, </text:span><text:span text:style-name="Strong_20_Emphasis"><text:span text:style-name="T12">Next.js</text:span></text:span><text:span text:style-name="T12">, </text:span><text:span text:style-name="Strong_20_Emphasis"><text:span text:style-name="T12">MUI</text:span></text:span><text:span text:style-name="T12"> (migração de styled-components), </text:span><text:span text:style-name="Strong_20_Emphasis"><text:span text:style-name="T12">TanStack Query (React Query)</text:span></text:span><text:span text:style-name="T12"> + </text:span><text:span text:style-name="Strong_20_Emphasis"><text:span text:style-name="T12">Axios</text:span></text:span><text:span text:style-name="T12"> e </text:span><text:span text:style-name="Strong_20_Emphasis"><text:span text:style-name="T12">React Hook Form</text:span></text:span><text:span text:style-name="T12">, com integrações com </text:span><text:span text:style-name="Strong_20_Emphasis"><text:span text:style-name="T12">YouTube</text:span></text:span><text:span text:style-name="T12">, </text:span><text:span text:style-name="Strong_20_Emphasis"><text:span text:style-name="T12">TikTok</text:span></text:span><text:span text:style-name="T12">, </text:span><text:span text:style-name="Strong_20_Emphasis"><text:span text:style-name="T12">Instagram</text:span></text:span><text:span text:style-name="T12">, </text:span><text:span text:style-name="Strong_20_Emphasis"><text:span text:style-name="T12">Facebook</text:span></text:span><text:span text:style-name="T12">, </text:span><text:span text:style-name="Strong_20_Emphasis"><text:span text:style-name="T12">Twitter/X</text:span></text:span><text:span text:style-name="T12"> e </text:span><text:span text:style-name="Strong_20_Emphasis"><text:span text:style-name="T12">WhatsApp</text:span></text:span><text:span text:style-name="T12">; suportando picos de ~</text:span><text:span text:style-name="Strong_20_Emphasis"><text:span text:style-name="T12">200 mil usuários/</text:span></text:span><text:span text:style-name="Strong_20_Emphasis"><text:span text:style-name="T24">visitantes</text:span></text:span><text:span text:style-name="T12"> em momentos críticos da campanha.</text:span></text:p>
        </text:list-item>
      </text:list>
      <text:h text:style-name="P4" text:outline-level="2">Arquiteto de Software | Digidados | fevereiro 2015 – novembro 2016</text:h>
      <text:list text:style-name="L14">
        <text:list-item>
          <text:p text:style-name="P8">Atuação como Arquiteto de Software do projeto (Sistema para Gestão de Condomínios), tendo como responsabilidades o levantamento de requisitos junto aos usuários e Product Owner do projeto, o desenvolvimento da arquitetura do sistema e a construção da aplicação.</text:p>
        </text:list-item>
        <text:list-item>
          <text:p text:style-name="P8">Coordenação e mentoria da equipe, com foco nas tecnologias Java e o ecossistema Spring (Spring Boot, Framework, Data, Security), Javascript, Angular JS, MySQL e AWS (EC2 e S3) e na promoção de boas práticas de desenvolvimento.</text:p>
        </text:list-item>
      </text:list>
      <text:h text:style-name="P4" text:outline-level="2">Desenvolvedor Java Sênior | Sankhya | novembro 2013 – janeiro 2015</text:h>
      <text:list text:style-name="L15">
        <text:list-item>
          <text:p text:style-name="P9">Desenvolvimento de um serviço de gestão de impressões para o ERP Sankhya, substituindo o serviço anterior, que baseado em Java Applets (tecnologia descontinuada). O novo serviço foi implementado em Java 8, Guice e JUnit (para testes), com front-end desenvolvido em Adobe Flex e comunicação via REST.</text:p>
        </text:list-item>
        <text:list-item>
          <text:p text:style-name="P9">Contribuição para melhorias no ERP Sankhya, utilizando Java EE no backend e Adobe Flex no front-end.</text:p>
        </text:list-item>
      </text:list>
      <text:h text:style-name="P2" text:outline-level="1"><text:span text:style-name="Strong_20_Emphasis"><text:span text:style-name="T12">Comunidade / Liderança</text:span></text:span></text:h>
      <text:h text:style-name="Heading_20_2" text:outline-level="2"><text:span text:style-name="Strong_20_Emphasis"><text:span text:style-name="T12">JUG Leader | UAIJUG – Grupo de Usuários Java (Triângulo Mineiro)</text:span></text:span><text:span text:style-name="T12"> | Julho de 2009 – Outubro de 2018</text:span></text:h>
      <text:list text:style-name="L16">
        <text:list-item>
          <text:p text:style-name="P28">Organizei e apoiei eventos da comunidade, palestras técnicas e treinamentos para promover o <text:span text:style-name="T1">ecossistema Java</text:span> e o compartilhamento de conhecimento na região.</text:p>
        </text:list-item>
      </text:list>
      <text:h text:style-name="P5" text:outline-level="1">Treinamentos Selecionados / Desenvolvimento Profissional</text:h>
      <text:list text:style-name="L17">
        <text:list-item>
          <text:p text:style-name="P29">Clean Architecture — Full Cycle (2024) · 30h</text:p>
        </text:list-item>
        <text:list-item>
          <text:p text:style-name="P29">Arquitetura Hexagonal — Full Cycle (2024) · 18h</text:p>
        </text:list-item>
        <text:list-item>
          <text:p text:style-name="P29">DDD: Modelagem Tática e Patterns — Full Cycle (2024) · 34h</text:p>
        </text:list-item>
        <text:list-item>
          <text:p text:style-name="P29">Event Storming na Prática — Full Cycle (2024) · 10h</text:p>
        </text:list-item>
        <text:list-item>
          <text:p text:style-name="P29">Arquitetura Orientada a Eventos (EDA) — Full Cycle (2024) · 10h</text:p>
        </text:list-item>
        <text:list-item>
          <text:p text:style-name="P29">Comunicação entre Sistemas (REST, GraphQL, gRPC) — Full Cycle (2024) · 18h</text:p>
        </text:list-item>
        <text:list-item>
          <text:p text:style-name="P29">Docker — Full Cycle (2024) · 21h</text:p>
        </text:list-item>
        <text:list-item>
          <text:p text:style-name="P29">Kafka para Desenvolvedores usando Spring Boot — Udemy (2024) · 17h</text:p>
        </text:list-item>
        <text:list-item>
          <text:p text:style-name="P29">Full Stack Open (Partes 1–7) — University of Helsinki (2023) · 225h</text:p>
        </text:list-item>
        <text:list-item>
          <text:p text:style-name="P24">Crie seu Próximo App usando Next.js e Strapi — Jamstack Training (2022) · 20h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>
        <style:tab-stops/>
      </style:paragraph-properties>
      <style:text-properties style:font-name="FreeSerif1" fo:font-family="FreeSerif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line-height="115%" fo:text-align="justify" style:justify-single-word="false" fo:padding="0.0201in" fo:border-left="none" fo:border-right="none" fo:border-top="none" fo:border-bottom="0.06pt solid #000000"/>
      <style:text-properties fo:text-transform="uppercase" fo:font-weight="bold" style:font-weight-asian="bold" style:font-size-complex="18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835in" fo:margin-bottom="0in" style:contextual-spacing="false" fo:text-align="justify" style:justify-single-word="false"/>
      <style:text-properties fo:font-weight="bold" style:font-weight-asian="bold" style:font-size-complex="14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835in" fo:margin-bottom="0in" style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List_20_1" style:display-name="List 1" style:family="paragraph" style:parent-style-name="Standard" style:list-style-name="WWNum31" style:class="list">
      <style:paragraph-properties fo:margin-top="0in" fo:margin-bottom="0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otion-enable-hover" style:family="text" style:parent-style-name="Default_20_Paragraph_20_Font"/>
    <style:style style:name="Título_20_3_20_Char" style:display-name="Título 3 Char" style:family="text" style:parent-style-name="Default_20_Paragraph_20_Font" loext:linked-style-name="Heading_20_3">
      <style:text-properties fo:font-size="12pt" fo:font-weight="bold" style:font-size-asian="12pt" style:font-weight-asian="bold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Título_20_2_20_Char" style:display-name="Título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1" style:display-name="ListLabel 19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3" style:display-name="ListLabel 19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4" style:display-name="ListLabel 19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6" style:display-name="ListLabel 19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7" style:display-name="ListLabel 19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7" style:display-name="ListLabel 24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0" style:display-name="ListLabel 25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3" style:display-name="ListLabel 25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4" style:display-name="ListLabel 2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6" style:display-name="ListLabel 25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7" style:display-name="ListLabel 2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9" style:display-name="ListLabel 25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0" style:display-name="ListLabel 2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2" style:display-name="ListLabel 26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3" style:display-name="ListLabel 2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5" style:display-name="ListLabel 26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6" style:display-name="ListLabel 2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8" style:display-name="ListLabel 26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9" style:display-name="ListLabel 2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1" style:display-name="ListLabel 27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2" style:display-name="ListLabel 27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4" style:display-name="ListLabel 27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5" style:display-name="ListLabel 2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7" style:display-name="ListLabel 27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78" style:display-name="ListLabel 2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0" style:display-name="ListLabel 28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1" style:display-name="ListLabel 28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3" style:display-name="ListLabel 28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4" style:display-name="ListLabel 2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6" style:display-name="ListLabel 28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7" style:display-name="ListLabel 2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font-weight="bold" style:font-weight-asian="bold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style:font-name-complex="Courier New" style:font-family-complex="'Courier New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>
      <style:text-properties style:font-name-complex="Courier New" style:font-family-complex="'Courier New'" style:font-family-generic-complex="system" style:font-pitch-complex="variable"/>
    </style:style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>
      <style:text-properties style:font-name-complex="Courier New" style:font-family-complex="'Courier New'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18" style:display-name="ListLabel 318" style:family="text">
      <style:text-properties style:font-name-complex="Courier New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>
      <style:text-properties style:font-name-complex="Courier New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27" style:display-name="ListLabel 327" style:family="text">
      <style:text-properties style:font-name-complex="Courier New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36" style:display-name="ListLabel 336" style:family="text">
      <style:text-properties style:font-name-complex="Courier New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5" style:display-name="ListLabel 3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7" style:display-name="ListLabel 34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8" style:display-name="ListLabel 3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0" style:display-name="ListLabel 35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1" style:display-name="ListLabel 3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3" style:display-name="ListLabel 353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4" style:display-name="ListLabel 354" style:family="text">
      <style:text-properties style:font-name-complex="Courier New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>
      <style:text-properties style:font-name-complex="Courier New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3" style:display-name="ListLabel 3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5" style:display-name="ListLabel 36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6" style:display-name="ListLabel 3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8" style:display-name="ListLabel 36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9" style:display-name="ListLabel 3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>
      <style:text-properties style:font-name-complex="Courier New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style:font-name-complex="Times New Roman1" style:font-family-complex="'Times New Roman'" style:font-family-generic-complex="system" style:font-pitch-complex="variable" style:font-size-complex="10pt"/>
    </style:style>
    <style:style style:name="ListLabel_20_399" style:display-name="ListLabel 39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Times New Roman'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0.248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0.4839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0.7201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0.9563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1.192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1.428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1.6646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1.9008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2.1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9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fo:font-family="'Courier New'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9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fo:font-family="'Courier New'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9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fo:font-family="'Courier New'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4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4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5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5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5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5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6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6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6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6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6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6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7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7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7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7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7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8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8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8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8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8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8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0.248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0.4839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0.7201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0.9563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1.192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1.4283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48in" fo:margin-left="1.6646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48in" fo:margin-left="1.9008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48in" fo:margin-left="2.1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4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4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4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4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5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5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6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6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36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6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36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4in" fo:margin-right="0.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1</meta:editing-cycles>
    <meta:creation-date>2023-03-31T22:26:00</meta:creation-date>
    <dc:date>2026-01-18T23:31:08.363291432</dc:date>
    <meta:generator>LibreOffice/24.2.7.2$Linux_X86_64 LibreOffice_project/420$Build-2</meta:generator>
    <meta:editing-duration>PT4H7M55S</meta:editing-duration>
    <meta:print-date>2026-01-18T21:54:09.426915304</meta:print-date>
    <meta:printed-by>PDF files</meta:printed-by>
    <meta:document-statistic meta:table-count="0" meta:image-count="0" meta:object-count="0" meta:page-count="2" meta:paragraph-count="57" meta:word-count="1247" meta:character-count="8595" meta:non-whitespace-character-count="7429"/>
    <meta:user-defined meta:name="AppVersion">16.0000</meta:user-defined>
    <meta:template xlink:type="simple" xlink:actuate="onRequest" xlink:title="Normal.dotm" xlink:href=""/>
  </office:meta>
</office:document-meta>
</file>